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font-name="Liberation Serif" fo:language="sk" fo:country="SK"/>
    </style:style>
    <style:style style:name="P5" style:family="paragraph" style:parent-style-name="Standard">
      <style:paragraph-properties fo:margin-left="0in" fo:margin-right="0in" fo:text-indent="0in"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sk" fo:country="SK"/>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rocesu vývoja. </text:p>
      <text:p text:style-name="P6"/>
      <text:p text:style-name="P6">\item[Modelovanie firemných procesov] – <text:s/>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 <text:s text:c="2"/></text:p>
      <text:p text:style-name="P6">\item[Návrh] </text:p>
      <text:p text:style-name="P6">\item[Vývoj] </text:p>
      <text:p text:style-name="P6">\item[Testovanie] </text:p>
      <text:p text:style-name="P6">\item[Nasadenie] </text:p>
      <text:p text:style-name="P6"><text:s text:c="2"/></text:p>
      <text:p text:style-name="P6">\section{Využité role}</text:p>
      <text:p text:style-name="P6"/>
      <text:p text:style-name="P6">\item[Firemný analytik] </text:p>
      <text:p text:style-name="P6">\item[Návrhár]</text:p>
      <text:p text:style-name="P6">\item[Vývojár]</text:p>
      <text:p text:style-name="P6">\item[Tester]</text:p>
      <text:p text:style-name="P6">%\item[Správca systému] <text:s text:c="3"/></text:p>
      <text:p text:style-name="P6"/>
      <text:p text:style-name="P6">\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8T21:58:16</dc:date>
    <dc:creator>Miroslav Ligas</dc:creator>
    <meta:editing-duration>PT297H12M24S</meta:editing-duration>
    <meta:editing-cycles>108</meta:editing-cycles>
    <meta:generator>OpenOffice.org/3.0$Linux OpenOffice.org_project/300m15$Build-9379</meta:generator>
    <meta:document-statistic meta:table-count="0" meta:image-count="0" meta:object-count="0" meta:page-count="22" meta:paragraph-count="353" meta:word-count="7742" meta:character-count="58931"/>
    <meta:user-defined meta:name="Info 1"/>
    <meta:user-defined meta:name="Info 2"/>
    <meta:user-defined meta:name="Info 3"/>
    <meta:user-defined meta:name="Info 4"/>
  </office:meta>
</office:document-meta>
</file>